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Sheet1">
        <table:table-row>
          <table:table-cell office:value-type="string">
            <text:p>Pattern</text:p>
          </table:table-cell>
          <table:table-cell office:value-type="string">
            <text:p>Navarro et al.</text:p>
            <text:p>Golden Age</text:p>
          </table:table-cell>
          <table:table-cell office:value-type="string">
            <text:p>DISCO Golden Age</text:p>
          </table:table-cell>
          <table:table-cell office:value-type="string">
            <text:p>DISCO 18th</text:p>
          </table:table-cell>
          <table:table-cell office:value-type="string">
            <text:p>DISCO 19th</text:p>
          </table:table-cell>
          <table:table-cell office:value-type="string">
            <text:p>All periods</text:p>
          </table:table-cell>
        </table:table-row>
        <table:table-row>
          <table:table-cell office:value-type="string">
            <text:p>3 6 10</text:p>
          </table:table-cell>
          <table:table-cell office:value="7.1" office:value-type="float">
            <text:p>7.1</text:p>
          </table:table-cell>
          <table:table-cell office:value="6.72" office:value-type="float">
            <text:p>6.72</text:p>
          </table:table-cell>
          <table:table-cell office:value="6.22" office:value-type="float">
            <text:p>6.22</text:p>
          </table:table-cell>
          <table:table-cell office:value="10.26" office:value-type="float">
            <text:p>10.26</text:p>
          </table:table-cell>
          <table:table-cell office:value="9.14" office:value-type="float">
            <text:p>9.14</text:p>
          </table:table-cell>
        </table:table-row>
        <table:table-row>
          <table:table-cell office:value-type="string">
            <text:p>2 4 8 10</text:p>
          </table:table-cell>
          <table:table-cell office:value="7.76" office:value-type="float">
            <text:p>7.76</text:p>
          </table:table-cell>
          <table:table-cell office:value="5.43" office:value-type="float">
            <text:p>5.43</text:p>
          </table:table-cell>
          <table:table-cell office:value="7.79" office:value-type="float">
            <text:p>7.79</text:p>
          </table:table-cell>
          <table:table-cell office:value="8.27" office:value-type="float">
            <text:p>8.27</text:p>
          </table:table-cell>
          <table:table-cell office:value="7.62" office:value-type="float">
            <text:p>7.62</text:p>
          </table:table-cell>
        </table:table-row>
        <table:table-row>
          <table:table-cell office:value-type="string">
            <text:p>2 6 10</text:p>
          </table:table-cell>
          <table:table-cell office:value="7.87" office:value-type="float">
            <text:p>7.87</text:p>
          </table:table-cell>
          <table:table-cell office:value="6.42" office:value-type="float">
            <text:p>6.42</text:p>
          </table:table-cell>
          <table:table-cell office:value="6.62" office:value-type="float">
            <text:p>6.62</text:p>
          </table:table-cell>
          <table:table-cell office:value="7.81" office:value-type="float">
            <text:p>7.81</text:p>
          </table:table-cell>
          <table:table-cell office:value="7.41" office:value-type="float">
            <text:p>7.41</text:p>
          </table:table-cell>
        </table:table-row>
        <table:table-row>
          <table:table-cell office:value-type="string">
            <text:p>1 4 8 10</text:p>
          </table:table-cell>
          <table:table-cell office:value="3.92" office:value-type="float">
            <text:p>3.92</text:p>
          </table:table-cell>
          <table:table-cell office:value="3.16" office:value-type="float">
            <text:p>3.16</text:p>
          </table:table-cell>
          <table:table-cell office:value="4.12" office:value-type="float">
            <text:p>4.12</text:p>
          </table:table-cell>
          <table:table-cell office:value="5.04" office:value-type="float">
            <text:p>5.04</text:p>
          </table:table-cell>
          <table:table-cell office:value="4.56" office:value-type="float">
            <text:p>4.56</text:p>
          </table:table-cell>
        </table:table-row>
        <table:table-row>
          <table:table-cell office:value-type="string">
            <text:p>4 6 10</text:p>
          </table:table-cell>
          <table:table-cell office:value="4.75" office:value-type="float">
            <text:p>4.75</text:p>
          </table:table-cell>
          <table:table-cell office:value="4.51" office:value-type="float">
            <text:p>4.51</text:p>
          </table:table-cell>
          <table:table-cell office:value="4.16" office:value-type="float">
            <text:p>4.16</text:p>
          </table:table-cell>
          <table:table-cell office:value="4.59" office:value-type="float">
            <text:p>4.59</text:p>
          </table:table-cell>
          <table:table-cell office:value="4.54" office:value-type="float">
            <text:p>4.54</text:p>
          </table:table-cell>
        </table:table-row>
        <table:table-row>
          <table:table-cell office:value-type="string">
            <text:p>2 4 6 10</text:p>
          </table:table-cell>
          <table:table-cell office:value="6.15" office:value-type="float">
            <text:p>6.15</text:p>
          </table:table-cell>
          <table:table-cell office:value="5.97" office:value-type="float">
            <text:p>5.97</text:p>
          </table:table-cell>
          <table:table-cell office:value="5.32" office:value-type="float">
            <text:p>5.32</text:p>
          </table:table-cell>
          <table:table-cell office:value="3.83" office:value-type="float">
            <text:p>3.83</text:p>
          </table:table-cell>
          <table:table-cell office:value="4.42" office:value-type="float">
            <text:p>4.42</text:p>
          </table:table-cell>
        </table:table-row>
        <table:table-row>
          <table:table-cell office:value-type="string">
            <text:p>4 8 10</text:p>
          </table:table-cell>
          <table:table-cell office:value="3.95" office:value-type="float">
            <text:p>3.95</text:p>
          </table:table-cell>
          <table:table-cell office:value="2.47" office:value-type="float">
            <text:p>2.47</text:p>
          </table:table-cell>
          <table:table-cell office:value="2.6" office:value-type="float">
            <text:p>2.6</text:p>
          </table:table-cell>
          <table:table-cell office:value="4.59" office:value-type="float">
            <text:p>4.59</text:p>
          </table:table-cell>
          <table:table-cell office:value="3.95" office:value-type="float">
            <text:p>3.95</text:p>
          </table:table-cell>
        </table:table-row>
        <table:table-row>
          <table:table-cell office:value-type="string">
            <text:p>1 3 6 10</text:p>
          </table:table-cell>
          <table:table-cell office:value="2.75" office:value-type="float">
            <text:p>2.75</text:p>
          </table:table-cell>
          <table:table-cell office:value="2.51" office:value-type="float">
            <text:p>2.51</text:p>
          </table:table-cell>
          <table:table-cell office:value="3.74" office:value-type="float">
            <text:p>3.74</text:p>
          </table:table-cell>
          <table:table-cell office:value="3.77" office:value-type="float">
            <text:p>3.77</text:p>
          </table:table-cell>
          <table:table-cell office:value="3.5" office:value-type="float">
            <text:p>3.5</text:p>
          </table:table-cell>
        </table:table-row>
        <table:table-row>
          <table:table-cell office:value-type="string">
            <text:p>3 6 8 10</text:p>
          </table:table-cell>
          <table:table-cell office:value="3.65" office:value-type="float">
            <text:p>3.65</text:p>
          </table:table-cell>
          <table:table-cell office:value="3.7" office:value-type="float">
            <text:p>3.7</text:p>
          </table:table-cell>
          <table:table-cell office:value="4.03" office:value-type="float">
            <text:p>4.03</text:p>
          </table:table-cell>
          <table:table-cell office:value="3.22" office:value-type="float">
            <text:p>3.22</text:p>
          </table:table-cell>
          <table:table-cell office:value="3.4" office:value-type="float">
            <text:p>3.4</text:p>
          </table:table-cell>
        </table:table-row>
        <table:table-row>
          <table:table-cell office:value-type="string">
            <text:p>1 4 6 10</text:p>
          </table:table-cell>
          <table:table-cell office:value="3.83" office:value-type="float">
            <text:p>3.83</text:p>
          </table:table-cell>
          <table:table-cell office:value="3.6" office:value-type="float">
            <text:p>3.6</text:p>
          </table:table-cell>
          <table:table-cell office:value="3.94" office:value-type="float">
            <text:p>3.94</text:p>
          </table:table-cell>
          <table:table-cell office:value="3.05" office:value-type="float">
            <text:p>3.05</text:p>
          </table:table-cell>
          <table:table-cell office:value="3.25" office:value-type="float">
            <text:p>3.25</text:p>
          </table:table-cell>
        </table:table-row>
        <table:table-row>
          <table:table-cell office:value-type="string">
            <text:p>2 6 8 10</text:p>
          </table:table-cell>
          <table:table-cell office:value="4.46" office:value-type="float">
            <text:p>4.46</text:p>
          </table:table-cell>
          <table:table-cell office:value="4.22" office:value-type="float">
            <text:p>4.22</text:p>
          </table:table-cell>
          <table:table-cell office:value="2.93" office:value-type="float">
            <text:p>2.93</text:p>
          </table:table-cell>
          <table:table-cell office:value="2.71" office:value-type="float">
            <text:p>2.71</text:p>
          </table:table-cell>
          <table:table-cell office:value="3.05" office:value-type="float">
            <text:p>3.05</text:p>
          </table:table-cell>
        </table:table-row>
        <table:table-row>
          <table:table-cell office:value-type="string">
            <text:p>2 4 6 8 10</text:p>
          </table:table-cell>
          <table:table-cell office:value="4.28" office:value-type="float">
            <text:p>4.28</text:p>
          </table:table-cell>
          <table:table-cell office:value="3.61" office:value-type="float">
            <text:p>3.61</text:p>
          </table:table-cell>
          <table:table-cell office:value="2.77" office:value-type="float">
            <text:p>2.77</text:p>
          </table:table-cell>
          <table:table-cell office:value="1.4" office:value-type="float">
            <text:p>1.4</text:p>
          </table:table-cell>
          <table:table-cell office:value="2.0" office:value-type="float">
            <text:p>2.0</text:p>
          </table:table-cell>
        </table:table-row>
        <table:table-row>
          <table:table-cell office:value-type="string">
            <text:p>4 6 8 10</text:p>
          </table:table-cell>
          <table:table-cell office:value="2.95" office:value-type="float">
            <text:p>2.95</text:p>
          </table:table-cell>
          <table:table-cell office:value="2.92" office:value-type="float">
            <text:p>2.92</text:p>
          </table:table-cell>
          <table:table-cell office:value="2.28" office:value-type="float">
            <text:p>2.28</text:p>
          </table:table-cell>
          <table:table-cell office:value="1.53" office:value-type="float">
            <text:p>1.53</text:p>
          </table:table-cell>
          <table:table-cell office:value="1.9" office:value-type="float">
            <text:p>1.9</text:p>
          </table:table-cell>
        </table:table-row>
        <table:table-row>
          <table:table-cell office:value-type="string">
            <text:p>2 3 6 10</text:p>
          </table:table-cell>
          <table:table-cell office:value="1.57" office:value-type="float">
            <text:p>1.57</text:p>
          </table:table-cell>
          <table:table-cell office:value="1.45" office:value-type="float">
            <text:p>1.45</text:p>
          </table:table-cell>
          <table:table-cell office:value="1.59" office:value-type="float">
            <text:p>1.59</text:p>
          </table:table-cell>
          <table:table-cell office:value="1.61" office:value-type="float">
            <text:p>1.61</text:p>
          </table:table-cell>
          <table:table-cell office:value="1.57" office:value-type="float">
            <text:p>1.57</text:p>
          </table:table-cell>
        </table:table-row>
        <table:table-row>
          <table:table-cell office:value-type="string">
            <text:p>1 3 6 8 10</text:p>
          </table:table-cell>
          <table:table-cell office:value="1.54" office:value-type="float">
            <text:p>1.54</text:p>
          </table:table-cell>
          <table:table-cell office:value="1.41" office:value-type="float">
            <text:p>1.41</text:p>
          </table:table-cell>
          <table:table-cell office:value="1.83" office:value-type="float">
            <text:p>1.83</text:p>
          </table:table-cell>
          <table:table-cell office:value="1.41" office:value-type="float">
            <text:p>1.41</text:p>
          </table:table-cell>
          <table:table-cell office:value="1.45" office:value-type="float">
            <text:p>1.45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4.0</meta:generator>
  </office:meta>
</office:document-meta>
</file>